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1" svg:font-family="Arial" style:font-adornments="Regular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color="#ff6600" draw:fill="none" draw:textarea-vertical-align="middle"/>
    </style:style>
    <style:style style:name="gr8" style:family="graphic" style:parent-style-name="objectwithoutfill">
      <style:graphic-properties svg:stroke-color="#111111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13" style:family="graphic" style:parent-style-name="standard">
      <style:graphic-properties svg:stroke-color="#999999" draw:fill="none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style:font-name="Arial"/>
    </style:style>
    <style:style style:name="P2" style:family="paragraph">
      <style:text-properties style:font-name="Arial"/>
    </style:style>
    <style:style style:name="P3" style:family="paragraph">
      <style:paragraph-properties fo:text-align="center"/>
      <style:text-properties style:font-name="Arial" fo:font-size="60pt" style:font-size-asian="60pt" style:font-size-complex="60pt"/>
    </style:style>
    <style:style style:name="P4" style:family="paragraph">
      <style:text-properties style:font-name="Arial" fo:font-size="24pt" style:font-size-asian="24pt" style:font-size-complex="24pt"/>
    </style:style>
    <style:style style:name="P5" style:family="paragraph">
      <style:text-properties style:font-name="Arial" fo:font-size="14pt" style:font-size-asian="14pt" style:font-size-complex="14pt"/>
    </style:style>
    <style:style style:name="P6" style:family="paragraph">
      <style:paragraph-properties fo:text-align="center"/>
      <style:text-properties style:font-name="Arial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60pt" style:font-name-asian="Arial1" style:font-size-asian="60pt" style:font-name-complex="Arial1" style:font-size-complex="6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cm" svg:height="1.2cm" svg:x="7.4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1" draw:id="id1" draw:layer="layout" svg:width="1.179cm" svg:height="0.962cm" svg:x="7.521cm" svg:y="8.662cm">
            <draw:text-box>
              <text:p text:style-name="P2">X<text:span text:style-name="T1">1</text:span></text:p>
            </draw:text-box>
          </draw:frame>
        </draw:g>
        <draw:g>
          <draw:custom-shape draw:style-name="gr1" draw:text-style-name="P1" draw:layer="layout" svg:width="1.2cm" svg:height="1.2cm" svg:x="7.4cm" svg:y="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3" draw:id="id3" draw:layer="layout" svg:width="1.179cm" svg:height="0.962cm" svg:x="7.521cm" svg:y="10.063cm">
            <draw:text-box>
              <text:p text:style-name="P2">X<text:span text:style-name="T1">2</text:span></text:p>
            </draw:text-box>
          </draw:frame>
        </draw:g>
        <draw:g>
          <draw:custom-shape draw:style-name="gr1" draw:text-style-name="P1" draw:layer="layout" svg:width="1.2cm" svg:height="1.2cm" svg:x="7.4cm" svg:y="1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5" draw:id="id5" draw:layer="layout" svg:width="1.179cm" svg:height="0.962cm" svg:x="7.521cm" svg:y="11.463cm">
            <draw:text-box>
              <text:p text:style-name="P2">X<text:span text:style-name="T1">3</text:span></text:p>
            </draw:text-box>
          </draw:frame>
        </draw:g>
        <draw:g>
          <draw:custom-shape draw:style-name="gr1" draw:text-style-name="P1" draw:layer="layout" svg:width="1.2cm" svg:height="1.2cm" svg:x="7.4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7" draw:id="id7" draw:layer="layout" svg:width="1.179cm" svg:height="0.962cm" svg:x="7.521cm" svg:y="12.863cm">
            <draw:text-box>
              <text:p text:style-name="P2">X<text:span text:style-name="T1">n</text:span></text:p>
            </draw:text-box>
          </draw:frame>
        </draw:g>
        <draw:g xml:id="id15" draw:id="id15">
          <draw:custom-shape draw:style-name="gr1" draw:text-style-name="P1" draw:layer="layout" svg:width="1.2cm" svg:height="1.2cm" svg:x="7.7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79cm" svg:height="0.962cm" svg:x="7.821cm" svg:y="5.363cm">
            <draw:text-box>
              <text:p text:style-name="P2">B</text:p>
            </draw:text-box>
          </draw:frame>
        </draw:g>
        <draw:g>
          <draw:custom-shape draw:style-name="gr1" draw:text-style-name="P1" xml:id="id2" draw:id="id2" draw:layer="layout" svg:width="1.2cm" svg:height="1.2cm" svg:x="11cm" svg:y="8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9" draw:id="id9" draw:layer="layout" svg:width="1.479cm" svg:height="0.962cm" svg:x="10.921cm" svg:y="8.663cm">
            <draw:text-box>
              <text:p text:style-name="P2">W<text:span text:style-name="T1">1</text:span></text:p>
            </draw:text-box>
          </draw:frame>
        </draw:g>
        <draw:g>
          <draw:custom-shape draw:style-name="gr1" draw:text-style-name="P1" xml:id="id4" draw:id="id4" draw:layer="layout" svg:width="1.2cm" svg:height="1.2cm" svg:x="11cm" svg:y="9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11" draw:id="id11" draw:layer="layout" svg:width="1.479cm" svg:height="0.962cm" svg:x="10.921cm" svg:y="10.064cm">
            <draw:text-box>
              <text:p text:style-name="P2">W<text:span text:style-name="T1">2</text:span></text:p>
            </draw:text-box>
          </draw:frame>
        </draw:g>
        <draw:g>
          <draw:custom-shape draw:style-name="gr1" draw:text-style-name="P1" xml:id="id6" draw:id="id6" draw:layer="layout" svg:width="1.2cm" svg:height="1.2cm" svg:x="11cm" svg:y="11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12" draw:id="id12" draw:layer="layout" svg:width="1.379cm" svg:height="0.962cm" svg:x="10.921cm" svg:y="11.464cm">
            <draw:text-box>
              <text:p text:style-name="P2">W<text:span text:style-name="T1">3</text:span></text:p>
            </draw:text-box>
          </draw:frame>
        </draw:g>
        <draw:g>
          <draw:custom-shape draw:style-name="gr1" draw:text-style-name="P1" xml:id="id8" draw:id="id8" draw:layer="layout" svg:width="1.2cm" svg:height="1.2cm" svg:x="11cm" svg:y="12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xml:id="id13" draw:id="id13" draw:layer="layout" svg:width="1.379cm" svg:height="0.962cm" svg:x="10.921cm" svg:y="12.864cm">
            <draw:text-box>
              <text:p text:style-name="P2">W<text:span text:style-name="T1">n</text:span></text:p>
            </draw:text-box>
          </draw:frame>
        </draw:g>
        <draw:g>
          <draw:custom-shape draw:style-name="gr1" draw:text-style-name="P1" xml:id="id14" draw:id="id14" draw:layer="layout" svg:width="1.2cm" svg:height="1.2cm" svg:x="12cm" svg:y="5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xml:id="id16" draw:id="id16" draw:layer="layout" svg:width="1.479cm" svg:height="1.036cm" svg:x="11.921cm" svg:y="6.064cm">
            <draw:text-box>
              <text:p text:style-name="P2">W<text:span text:style-name="T1">B</text:span></text:p>
            </draw:text-box>
          </draw:frame>
        </draw:g>
        <draw:custom-shape draw:style-name="gr4" draw:text-style-name="P3" xml:id="id10" draw:id="id10" draw:layer="layout" svg:width="3.5cm" svg:height="3.5cm" svg:x="14.9cm" svg:y="8.2cm">
          <draw:glue-point draw:id="12" svg:x="-4.508cm" svg:y="-2.049cm"/>
          <draw:glue-point draw:id="13" svg:x="-4.672cm" svg:y="2.049cm"/>
          <draw:glue-point draw:id="14" svg:x="-2.049cm" svg:y="-4.672cm"/>
          <text:p text:style-name="P1"><text:span text:style-name="T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7cm" svg:y1="9.143cm" svg:x2="11cm" svg:y2="9.101cm" draw:start-shape="id1" draw:start-glue-point="1" draw:end-shape="id2" draw:end-glue-point="6" svg:d="M8700 9143l2300-42" svg:viewBox="0 0 2301 43">
          <text:p/>
        </draw:connector>
        <draw:connector draw:style-name="gr5" draw:text-style-name="P1" draw:layer="layout" draw:type="line" svg:x1="8.7cm" svg:y1="10.544cm" svg:x2="11cm" svg:y2="10.502cm" draw:start-shape="id3" draw:start-glue-point="1" draw:end-shape="id4" draw:end-glue-point="6" svg:d="M8700 10544l2300-42" svg:viewBox="0 0 2301 43">
          <text:p/>
        </draw:connector>
        <draw:connector draw:style-name="gr5" draw:text-style-name="P1" draw:layer="layout" draw:type="line" svg:x1="8.7cm" svg:y1="11.944cm" svg:x2="11cm" svg:y2="11.902cm" draw:start-shape="id5" draw:start-glue-point="1" draw:end-shape="id6" draw:end-glue-point="6" svg:d="M8700 11944l2300-42" svg:viewBox="0 0 2301 43">
          <text:p/>
        </draw:connector>
        <draw:connector draw:style-name="gr5" draw:text-style-name="P1" draw:layer="layout" draw:type="line" svg:x1="8.7cm" svg:y1="13.344cm" svg:x2="11cm" svg:y2="13.302cm" draw:start-shape="id7" draw:start-glue-point="1" draw:end-shape="id8" draw:end-glue-point="6" svg:d="M8700 13344l2300-42" svg:viewBox="0 0 2301 43">
          <text:p/>
        </draw:connector>
        <draw:connector draw:style-name="gr5" draw:text-style-name="P1" draw:layer="layout" draw:type="line" svg:x1="12.4cm" svg:y1="9.144cm" svg:x2="15.073cm" svg:y2="9.233cm" draw:start-shape="id9" draw:start-glue-point="1" draw:end-shape="id10" draw:end-glue-point="12" svg:d="M12400 9144l2673 89" svg:viewBox="0 0 2674 90">
          <text:p/>
        </draw:connector>
        <draw:connector draw:style-name="gr5" draw:text-style-name="P1" draw:layer="layout" draw:type="line" svg:x1="12.4cm" svg:y1="10.545cm" svg:x2="14.9cm" svg:y2="9.95cm" draw:start-shape="id11" draw:start-glue-point="1" draw:end-shape="id10" svg:d="M12400 10545l2500-595" svg:viewBox="0 0 2501 596">
          <text:p/>
        </draw:connector>
        <draw:connector draw:style-name="gr5" draw:text-style-name="P1" draw:layer="layout" draw:type="line" svg:x1="12.3cm" svg:y1="11.945cm" svg:x2="15.015cm" svg:y2="10.667cm" draw:start-shape="id12" draw:start-glue-point="1" draw:end-shape="id10" draw:end-glue-point="13" svg:d="M12300 11945l2715-1278" svg:viewBox="0 0 2716 1279">
          <text:p/>
        </draw:connector>
        <draw:connector draw:style-name="gr5" draw:text-style-name="P1" draw:layer="layout" draw:type="line" svg:x1="12.3cm" svg:y1="13.345cm" svg:x2="15.412cm" svg:y2="11.188cm" draw:start-shape="id13" draw:end-shape="id10" draw:end-glue-point="7" svg:d="M12300 13345l3112-2157" svg:viewBox="0 0 3113 2158">
          <text:p/>
        </draw:connector>
        <draw:connector draw:style-name="gr5" draw:text-style-name="P1" draw:layer="layout" draw:type="line" svg:x1="13.025cm" svg:y1="6.927cm" svg:x2="15.412cm" svg:y2="8.712cm" draw:start-shape="id14" draw:start-glue-point="9" draw:end-shape="id10" draw:end-glue-point="5" svg:d="M13025 6927l2387 1785" svg:viewBox="0 0 2388 1786">
          <text:p/>
        </draw:connector>
        <draw:connector draw:style-name="gr5" draw:text-style-name="P1" draw:layer="layout" draw:type="line" svg:x1="9cm" svg:y1="5.801cm" svg:x2="11.921cm" svg:y2="6.582cm" draw:start-shape="id15" draw:start-glue-point="1" draw:end-shape="id16" draw:end-glue-point="3" svg:d="M9000 5801l2921 781" svg:viewBox="0 0 2922 782">
          <text:p/>
        </draw:connector>
        <draw:g xml:id="id17" draw:id="id17">
          <draw:custom-shape draw:style-name="gr1" draw:text-style-name="P1" draw:layer="layout" svg:width="2.7cm" svg:height="2.7cm" svg:x="20.1cm" svg:y="8.6cm">
            <text:p/>
            <draw:enhanced-geometry svg:viewBox="0 0 21600 21600" draw:type="rectangle" draw:enhanced-path="M 0 0 L 21600 0 21600 21600 0 21600 0 0 Z N"/>
          </draw:custom-shape>
          <draw:g>
            <draw:line draw:style-name="gr6" draw:text-style-name="P1" draw:layer="layout" svg:x1="21.45cm" svg:y1="11.081cm" svg:x2="21.45cm" svg:y2="8.819cm">
              <text:p/>
            </draw:line>
            <draw:line draw:style-name="gr6" draw:text-style-name="P1" draw:layer="layout" svg:x1="20.319cm" svg:y1="9.951cm" svg:x2="22.581cm" svg:y2="9.95cm">
              <text:p/>
            </draw:line>
            <draw:polyline draw:style-name="gr7" draw:text-style-name="P1" draw:layer="layout" svg:width="1.681cm" svg:height="0.811cm" svg:x="20.551cm" svg:y="9.515cm" svg:viewBox="0 0 1682 812" draw:points="0,812 870,812 870,0 1682,0">
              <text:p/>
            </draw:polyline>
          </draw:g>
        </draw:g>
        <draw:connector draw:style-name="gr8" draw:text-style-name="P1" draw:layer="layout" draw:type="line" svg:x1="18.4cm" svg:y1="9.95cm" svg:x2="20.1cm" svg:y2="9.95cm" draw:start-shape="id10" draw:start-glue-point="10" draw:end-shape="id17" draw:end-glue-point="3" svg:d="M18400 9950h1700" svg:viewBox="0 0 1701 1">
          <text:p/>
        </draw:connector>
        <draw:connector draw:style-name="gr9" draw:text-style-name="P1" draw:layer="layout" draw:type="line" svg:x1="22.8cm" svg:y1="9.95cm" svg:x2="24.993cm" svg:y2="9.973cm" draw:start-shape="id17" draw:start-glue-point="1" svg:d="M22800 9950l2193 23" svg:viewBox="0 0 2194 24">
          <text:p/>
        </draw:connector>
        <draw:frame draw:style-name="gr10" draw:text-style-name="P4" draw:layer="layout" svg:width="0.925cm" svg:height="1.195cm" svg:x="25.1cm" svg:y="9.4cm">
          <draw:text-box>
            <text:p text:style-name="P4"><text:span text:style-name="T3">y</text:span></text:p>
          </draw:text-box>
        </draw:frame>
        <draw:frame draw:style-name="gr11" draw:text-style-name="P5" draw:layer="layout" svg:width="2.487cm" svg:height="0.806cm" svg:x="6.8cm" svg:y="14cm">
          <draw:text-box>
            <text:p text:style-name="P5"><text:span text:style-name="T4">Entradas</text:span></text:p>
          </draw:text-box>
        </draw:frame>
        <draw:frame draw:style-name="gr11" draw:text-style-name="P5" draw:layer="layout" svg:width="1.882cm" svg:height="0.806cm" svg:x="10.6cm" svg:y="14cm">
          <draw:text-box>
            <text:p text:style-name="P5">Pesos</text:p>
          </draw:text-box>
        </draw:frame>
        <draw:frame draw:style-name="gr11" draw:text-style-name="P5" draw:layer="layout" svg:width="1.467cm" svg:height="0.806cm" svg:x="7.533cm" svg:y="6.5cm">
          <draw:text-box>
            <text:p text:style-name="P5">Bias</text:p>
          </draw:text-box>
        </draw:frame>
        <draw:frame draw:style-name="gr12" draw:text-style-name="P5" draw:layer="layout" svg:width="1.632cm" svg:height="0.806cm" svg:x="11.668cm" svg:y="7cm">
          <draw:text-box>
            <text:p text:style-name="P5">Peso</text:p>
          </draw:text-box>
        </draw:frame>
        <draw:frame draw:style-name="gr11" draw:text-style-name="P5" draw:layer="layout" svg:width="1.797cm" svg:height="0.806cm" svg:x="15.7cm" svg:y="11.794cm">
          <draw:text-box>
            <text:p text:style-name="P5">Soma</text:p>
          </draw:text-box>
        </draw:frame>
        <draw:frame draw:style-name="gr11" draw:text-style-name="P6" draw:layer="layout" svg:width="2.843cm" svg:height="1.361cm" svg:x="20.057cm" svg:y="11.5cm">
          <draw:text-box>
            <text:p text:style-name="P6">Função de</text:p>
            <text:p text:style-name="P6">Ativação</text:p>
          </draw:text-box>
        </draw:frame>
        <draw:frame draw:style-name="gr11" draw:text-style-name="P5" draw:layer="layout" svg:width="1.793cm" svg:height="0.806cm" svg:x="24.7cm" svg:y="10.594cm">
          <draw:text-box>
            <text:p text:style-name="P5">Saída</text:p>
          </draw:text-box>
        </draw:frame>
        <draw:custom-shape draw:style-name="gr13" draw:text-style-name="P6" draw:layer="layout" svg:width="0.8cm" svg:height="5.6cm" svg:x="6.5cm" svg:y="8.3cm">
          <text:p/>
          <draw:enhanced-geometry svg:viewBox="0 0 21600 21600" draw:glue-points="21600 0 0 10800 21600 21600" draw:text-areas="13800 ?f9 21600 ?f10" draw:type="left-brace" draw:modifiers="1800 10844.34922335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1" svg:font-family="Arial" style:font-adornments="Regular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2T20:46:09.892779720</meta:creation-date>
    <dc:date>2014-06-22T11:16:25.728382178</dc:date>
    <meta:editing-duration>P0D</meta:editing-duration>
    <meta:editing-cycles>2</meta:editing-cycles>
    <meta:generator>LibreOffice/4.2.5.2$Linux_X86_64 LibreOffice_project/420m0$Build-2</meta:generator>
    <meta:document-statistic meta:object-count="58"/>
  </office:meta>
</office:document-meta>
</file>